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.53cm" svg:height="11.634cm" svg:x="25.854cm" svg:y="0.956cm">
            <draw:object draw:notify-on-update-of-ranges="Лист1.F3:Лист1.F14 Лист1.D3:Лист1.D14 Лист1.F3:Лист1.F14 Лист1.E3:Лист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.01cm" svg:y="9.667cm">
            <draw:object draw:notify-on-update-of-ranges="Лист1.F2:Лист1.F2 Лист1.F3:Лист1.F14 Лист1.G2:Лист1.G2 Лист1.G3:Лист1.G14 Лист1.H3:Лист1.H14 Лист1.F3:Лист1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Linear</text:p>
          </table:table-cell>
          <table:covered-table-cell/>
          <table:table-cell office:value-type="string" calcext:value-type="string" table:number-columns-spanned="2" table:number-rows-spanned="1">
            <text:p>Bin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g(N)</text:p>
          </table:table-cell>
          <table:table-cell table:style-name="Default" office:value-type="string" calcext:value-type="string">
            <text:p>log(lin_bad)</text:p>
          </table:table-cell>
          <table:table-cell table:style-name="Default" office:value-type="string" calcext:value-type="string">
            <text:p>log(lin_mid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LOG([.B3])/ LOG(2)" office:value-type="float" office:value="0" calcext:value-type="float">
            <text:p>0,00</text:p>
          </table:table-cell>
          <table:table-cell table:formula="of:=LOG([.C3])/ LOG(2)" office:value-type="float" office:value="0" calcext:value-type="float">
            <text:p>0,00</text:p>
          </table:table-cell>
        </table:table-row>
        <table:table-row table:style-name="ro1">
          <table:table-cell table:formula="of:=[.A3]*2"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F3]+1" office:value-type="float" office:value="10" calcext:value-type="float">
            <text:p>10</text:p>
          </table:table-cell>
          <table:table-cell table:formula="of:=LOG([.B4])/ LOG(2)" office:value-type="float" office:value="1" calcext:value-type="float">
            <text:p>1,00</text:p>
          </table:table-cell>
          <table:table-cell table:formula="of:=LOG([.C4])/ LOG(2)" office:value-type="float" office:value="0" calcext:value-type="float">
            <text:p>0,00</text:p>
          </table:table-cell>
        </table:table-row>
        <table:table-row table:style-name="ro1">
          <table:table-cell table:formula="of:=[.A4]*2"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F4]+1" office:value-type="float" office:value="11" calcext:value-type="float">
            <text:p>11</text:p>
          </table:table-cell>
          <table:table-cell table:formula="of:=LOG([.B5])/ LOG(2)" office:value-type="float" office:value="2.32192809488736" calcext:value-type="float">
            <text:p>2,32</text:p>
          </table:table-cell>
          <table:table-cell table:formula="of:=LOG([.C5])/ LOG(2)" office:value-type="float" office:value="0" calcext:value-type="float">
            <text:p>0,00</text:p>
          </table:table-cell>
        </table:table-row>
        <table:table-row table:style-name="ro1">
          <table:table-cell table:formula="of:=[.A5]*2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F5]+1" office:value-type="float" office:value="12" calcext:value-type="float">
            <text:p>12</text:p>
          </table:table-cell>
          <table:table-cell table:formula="of:=LOG([.B6])/ LOG(2)" office:value-type="float" office:value="3.32192809488736" calcext:value-type="float">
            <text:p>3,32</text:p>
          </table:table-cell>
          <table:table-cell table:formula="of:=LOG([.C6])/ LOG(2)" office:value-type="float" office:value="2" calcext:value-type="float">
            <text:p>2,00</text:p>
          </table:table-cell>
        </table:table-row>
        <table:table-row table:style-name="ro1">
          <table:table-cell table:formula="of:=[.A6]*2" office:value-type="float" office:value="8192" calcext:value-type="float">
            <text:p>819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F6]+1" office:value-type="float" office:value="13" calcext:value-type="float">
            <text:p>13</text:p>
          </table:table-cell>
          <table:table-cell table:formula="of:=LOG([.B7])/ LOG(2)" office:value-type="float" office:value="4.32192809488736" calcext:value-type="float">
            <text:p>4,32</text:p>
          </table:table-cell>
          <table:table-cell table:formula="of:=LOG([.C7])/ LOG(2)" office:value-type="float" office:value="0" calcext:value-type="float">
            <text:p>0,00</text:p>
          </table:table-cell>
        </table:table-row>
        <table:table-row table:style-name="ro1">
          <table:table-cell table:formula="of:=[.A7]*2"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F7]+1" office:value-type="float" office:value="14" calcext:value-type="float">
            <text:p>14</text:p>
          </table:table-cell>
          <table:table-cell table:formula="of:=LOG([.B8])/ LOG(2)" office:value-type="float" office:value="5.35755200461809" calcext:value-type="float">
            <text:p>5,36</text:p>
          </table:table-cell>
          <table:table-cell table:formula="of:=LOG([.C8])/ LOG(2)" office:value-type="float" office:value="4.08746284125034" calcext:value-type="float">
            <text:p>4,09</text:p>
          </table:table-cell>
        </table:table-row>
        <table:table-row table:style-name="ro1">
          <table:table-cell table:formula="of:=[.A8]*2" office:value-type="float" office:value="32768" calcext:value-type="float">
            <text:p>32768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F8]+1" office:value-type="float" office:value="15" calcext:value-type="float">
            <text:p>15</text:p>
          </table:table-cell>
          <table:table-cell table:formula="of:=LOG([.B9])/ LOG(2)" office:value-type="float" office:value="6.37503943134693" calcext:value-type="float">
            <text:p>6,38</text:p>
          </table:table-cell>
          <table:table-cell table:formula="of:=LOG([.C9])/ LOG(2)" office:value-type="float" office:value="5.90689059560852" calcext:value-type="float">
            <text:p>5,91</text:p>
          </table:table-cell>
        </table:table-row>
        <table:table-row table:style-name="ro1">
          <table:table-cell table:formula="of:=[.A9]*2" office:value-type="float" office:value="65536" calcext:value-type="float">
            <text:p>65536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9]+1" office:value-type="float" office:value="16" calcext:value-type="float">
            <text:p>16</text:p>
          </table:table-cell>
          <table:table-cell table:formula="of:=LOG([.B10])/ LOG(2)" office:value-type="float" office:value="7.39231742277876" calcext:value-type="float">
            <text:p>7,39</text:p>
          </table:table-cell>
          <table:table-cell table:formula="of:=LOG([.C10])/ LOG(2)" office:value-type="float" office:value="4.16992500144231" calcext:value-type="float">
            <text:p>4,17</text:p>
          </table:table-cell>
        </table:table-row>
        <table:table-row table:style-name="ro1">
          <table:table-cell table:formula="of:=[.A10]*2" office:value-type="float" office:value="131072" calcext:value-type="float">
            <text:p>131072</text:p>
          </table:table-cell>
          <table:table-cell office:value-type="float" office:value="336" calcext:value-type="float">
            <text:p>336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F10]+1" office:value-type="float" office:value="17" calcext:value-type="float">
            <text:p>17</text:p>
          </table:table-cell>
          <table:table-cell table:formula="of:=LOG([.B11])/ LOG(2)" office:value-type="float" office:value="8.39231742277876" calcext:value-type="float">
            <text:p>8,39</text:p>
          </table:table-cell>
          <table:table-cell table:formula="of:=LOG([.C11])/ LOG(2)" office:value-type="float" office:value="7.5077946401987" calcext:value-type="float">
            <text:p>7,51</text:p>
          </table:table-cell>
        </table:table-row>
        <table:table-row table:style-name="ro1">
          <table:table-cell table:formula="of:=[.A11]*2" office:value-type="float" office:value="262144" calcext:value-type="float">
            <text:p>262144</text:p>
          </table:table-cell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F11]+1" office:value-type="float" office:value="18" calcext:value-type="float">
            <text:p>18</text:p>
          </table:table-cell>
          <table:table-cell table:formula="of:=LOG([.B12])/ LOG(2)" office:value-type="float" office:value="9.39660478118186" calcext:value-type="float">
            <text:p>9,40</text:p>
          </table:table-cell>
          <table:table-cell table:formula="of:=LOG([.C12])/ LOG(2)" office:value-type="float" office:value="6.64385618977473" calcext:value-type="float">
            <text:p>6,64</text:p>
          </table:table-cell>
        </table:table-row>
        <table:table-row table:style-name="ro1">
          <table:table-cell table:formula="of:=[.A12]*2" office:value-type="float" office:value="524288" calcext:value-type="float">
            <text:p>524288</text:p>
          </table:table-cell>
          <table:table-cell office:value-type="float" office:value="1343" calcext:value-type="float">
            <text:p>1343</text:p>
          </table:table-cell>
          <table:table-cell office:value-type="float" office:value="1098" calcext:value-type="float">
            <text:p>109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F12]+1" office:value-type="float" office:value="19" calcext:value-type="float">
            <text:p>19</text:p>
          </table:table-cell>
          <table:table-cell table:formula="of:=LOG([.B13])/ LOG(2)" office:value-type="float" office:value="10.3912435894274" calcext:value-type="float">
            <text:p>10,39</text:p>
          </table:table-cell>
          <table:table-cell table:formula="of:=LOG([.C13])/ LOG(2)" office:value-type="float" office:value="10.1006623390052" calcext:value-type="float">
            <text:p>10,10</text:p>
          </table:table-cell>
        </table:table-row>
        <table:table-row table:style-name="ro1">
          <table:table-cell table:formula="of:=[.A13]*2" office:value-type="float" office:value="1048576" calcext:value-type="float">
            <text:p>1048576</text:p>
          </table:table-cell>
          <table:table-cell office:value-type="float" office:value="2702" calcext:value-type="float">
            <text:p>2702</text:p>
          </table:table-cell>
          <table:table-cell office:value-type="float" office:value="2097" calcext:value-type="float">
            <text:p>209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F13]+1" office:value-type="float" office:value="20" calcext:value-type="float">
            <text:p>20</text:p>
          </table:table-cell>
          <table:table-cell table:formula="of:=LOG([.B14])/ LOG(2)" office:value-type="float" office:value="11.3998119593257" calcext:value-type="float">
            <text:p>11,40</text:p>
          </table:table-cell>
          <table:table-cell table:formula="of:=LOG([.C14])/ LOG(2)" office:value-type="float" office:value="11.0341111460966" calcext:value-type="float">
            <text:p>11,03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multiplier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000" calcext:value-type="float">
            <text:p>1000000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9:35:08.819167552</meta:creation-date>
    <meta:generator>LibreOffice/7.3.7.2$Linux_X86_64 LibreOffice_project/30$Build-2</meta:generator>
    <dc:date>2023-02-23T15:16:53.249087773</dc:date>
    <meta:editing-duration>PT14M14S</meta:editing-duration>
    <meta:editing-cycles>4</meta:editing-cycles>
    <meta:document-statistic meta:table-count="1" meta:cell-count="1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 style:data-style-name="N2">
      <style:graphic-properties draw:fill="solid" draw:fill-color="#ff972f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2a6099"/>
    </style:style>
    <style:style style:name="ch14" style:family="chart" style:data-style-name="N2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31cm" svg:height="11.635cm" xlink:href=".." xlink:type="simple" chart:class="chart:scatter" chart:column-mapping="2 0 1" chart:style-name="ch1">
        <chart:title svg:x="8.507cm" svg:y="0.368cm" chart:style-name="ch2">
          <text:p>t(logN)</text:p>
        </chart:title>
        <chart:plot-area chart:style-name="ch3" table:cell-range-address="Лист1.D3:Лист1.F14" svg:x="1.381cm" svg:y="1.379cm" svg:width="16.78cm" svg:height="9.043cm">
          <chart:coordinate-region svg:x="2.002cm" svg:y="1.578cm" svg:width="15.972cm" svg:height="8.197cm"/>
          <chart:axis chart:dimension="x" chart:name="primary-x" chart:style-name="ch4">
            <chart:title svg:x="9.264cm" svg:y="10.654cm" chart:style-name="ch5">
              <text:p>log(N)</text:p>
            </chart:title>
          </chart:axis>
          <chart:axis chart:dimension="y" chart:name="primary-y" chart:style-name="ch6">
            <chart:title svg:x="0.451cm" svg:y="6.288cm" chart:style-name="ch7">
              <text:p>t, ms</text:p>
            </chart:title>
            <chart:grid chart:style-name="ch8" chart:class="major"/>
          </chart:axis>
          <chart:series chart:style-name="ch9" chart:values-cell-range-address="Лист1.D3:Лист1.D14" chart:class="chart:scatter">
            <chart:domain table:cell-range-address="Лист1.F3:Лист1.F14"/>
            <chart:regression-curve chart:style-name="ch10">
              <chart:equation chart:display-equation="true" chart:display-r-square="true" svg:x="2.396cm" svg:y="0.297cm" chart:style-name="ch11"/>
            </chart:regression-curve>
            <chart:data-point chart:repeated="12"/>
          </chart:series>
          <chart:series chart:style-name="ch12" chart:values-cell-range-address="Лист1.E3:Лист1.E14" chart:class="chart:scatter">
            <chart:regression-curve chart:style-name="ch13">
              <chart:equation chart:display-equation="true" chart:display-r-square="true" svg:x="13.674cm" svg:y="0.334cm" chart:style-name="ch14"/>
            </chart:regression-curve>
            <chart:data-point chart:repeated="12"/>
          </chart:series>
          <chart:series chart:style-name="ch9" chart:values-cell-range-address="" chart:class="chart:scatte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F3:Лист1.F14</svg:desc>
                </draw:g>
              </table:table-cell>
              <table:table-cell office:value-type="float" office:value="8">
                <text:p>8</text:p>
                <draw:g>
                  <svg:desc>Лист1.D3:Лист1.D14</svg:desc>
                </draw:g>
              </table:table-cell>
              <table:table-cell office:value-type="float" office:value="10">
                <text:p>10</text:p>
                <draw:g>
                  <svg:desc>Лист1.E3:Лист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graphic-properties draw:fill="solid" draw:fill-color="#ff542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307cm" svg:y="0.316cm" chart:style-name="ch2">
          <text:p>Linear</text:p>
        </chart:title>
        <chart:subtitle svg:x="6.738cm" svg:y="1.275cm" chart:style-name="ch3">
          <text:p>logBAD(logN)</text:p>
        </chart:subtitle>
        <chart:plot-area chart:style-name="ch4" table:cell-range-address="Лист1.F2:Лист1.G14" chart:data-source-has-labels="row" svg:x="1.33cm" svg:y="2.138cm" svg:width="14.349cm" svg:height="5.707cm">
          <chart:coordinate-region svg:x="1.951cm" svg:y="2.337cm" svg:width="13.541cm" svg:height="4.861cm"/>
          <chart:axis chart:dimension="x" chart:name="primary-x" chart:style-name="ch5">
            <chart:title svg:x="7.838cm" svg:y="8.025cm" chart:style-name="ch6">
              <text:p>log(bad)</text:p>
            </chart:title>
          </chart:axis>
          <chart:axis chart:dimension="y" chart:name="primary-y" chart:style-name="ch7">
            <chart:title svg:x="0.451cm" svg:y="5.498cm" chart:style-name="ch8">
              <text:p>log(N)</text:p>
            </chart:title>
            <chart:grid chart:style-name="ch9" chart:class="major"/>
          </chart:axis>
          <chart:series chart:style-name="ch10" chart:values-cell-range-address="Лист1.G3:Лист1.G14" chart:label-cell-address="Лист1.G2:Лист1.G2" chart:class="chart:scatter">
            <chart:domain table:cell-range-address="Лист1.F3:Лист1.F14"/>
            <chart:regression-curve chart:style-name="ch11">
              <chart:equation chart:display-equation="true" chart:display-r-square="true" svg:x="11.391cm" svg:y="0.958cm" chart:style-name="ch12"/>
            </chart:regression-curve>
            <chart:data-point chart:repeated="12"/>
          </chart:series>
          <chart:series chart:style-name="ch13" chart:values-cell-range-address="Лист1.F3:Лист1.F14" chart:class="chart:scatter">
            <chart:domain table:cell-range-address="Лист1.H3:Лист1.H14"/>
            <chart:regression-curve chart:style-name="ch14">
              <chart:equation chart:display-equation="true" chart:display-r-square="true" svg:x="0.741cm" svg:y="0.956cm" chart:style-name="ch15"/>
            </chart:regression-curve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log(lin_bad)</text:p>
                <draw:g>
                  <svg:desc>Лист1.G2:Лист1.G2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F3:Лист1.F14</svg:desc>
                </draw:g>
              </table:table-cell>
              <table:table-cell office:value-type="float" office:value="0">
                <text:p>0</text:p>
                <draw:g>
                  <svg:desc>Лист1.G3:Лист1.G14</svg:desc>
                </draw:g>
              </table:table-cell>
              <table:table-cell office:value-type="float" office:value="0">
                <text:p>0</text:p>
                <draw:g>
                  <svg:desc>Лист1.H3:Лист1.H14</svg:desc>
                </draw:g>
              </table:table-cell>
              <table:table-cell office:value-type="float" office:value="9">
                <text:p>9</text:p>
                <draw:g>
                  <svg:desc>Лист1.F3:Лист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.32192809488736">
                <text:p>2.3219280948873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.35755200461809">
                <text:p>5.35755200461809</text:p>
              </table:table-cell>
              <table:table-cell office:value-type="float" office:value="4.08746284125034">
                <text:p>4.087462841250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6.37503943134693">
                <text:p>6.37503943134693</text:p>
              </table:table-cell>
              <table:table-cell office:value-type="float" office:value="5.90689059560852">
                <text:p>5.906890595608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.39231742277876">
                <text:p>7.39231742277876</text:p>
              </table:table-cell>
              <table:table-cell office:value-type="float" office:value="4.16992500144231">
                <text:p>4.16992500144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.39231742277876">
                <text:p>8.39231742277876</text:p>
              </table:table-cell>
              <table:table-cell office:value-type="float" office:value="7.5077946401987">
                <text:p>7.5077946401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.39660478118186">
                <text:p>9.39660478118186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0.3912435894274">
                <text:p>10.3912435894274</text:p>
              </table:table-cell>
              <table:table-cell office:value-type="float" office:value="10.1006623390052">
                <text:p>10.1006623390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1.3998119593257">
                <text:p>11.3998119593257</text:p>
              </table:table-cell>
              <table:table-cell office:value-type="float" office:value="11.0341111460966">
                <text:p>11.0341111460966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